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lmacenamiento de Objetos y XML en Distintos Tipos de Bases de Datos</text:h>
      <text:list text:style-name="L1">
        <text:list-item>
          <text:p text:style-name="P1"><text:span text:style-name="Strong_20_Emphasis">Bases de datos relacionales (RDBMS)</text:span></text:p>
          <text:list>
            <text:list-item>
              <text:p text:style-name="P2"><text:span text:style-name="Strong_20_Emphasis">Almacenamiento de objetos:</text:span></text:p>
              <text:list>
                <text:list-item>
                  <text:p text:style-name="P2"><text:span text:style-name="Strong_20_Emphasis">Tecnología: ORM (Object-Relational Mapping)</text:span>. Permite mapear objetos en tablas relacionales.</text:p>
                </text:list-item>
                <text:list-item>
                  <text:p text:style-name="P2">Ejemplos: Hibernate, Entity Framework, JPA.</text:p>
                </text:list-item>
              </text:list>
            </text:list-item>
            <text:list-item>
              <text:p text:style-name="P2"><text:span text:style-name="Strong_20_Emphasis">Almacenamiento de XML:</text:span></text:p>
              <text:list>
                <text:list-item>
                  <text:p text:style-name="P2"><text:span text:style-name="Strong_20_Emphasis">Tecnología: XML Data Type</text:span>. Muchas bases relacionales permiten el almacenamiento de XML como un tipo de dato nativo en una columna.</text:p>
                </text:list-item>
                <text:list-item>
                  <text:p text:style-name="P2">Ejemplos: SQL Server, PostgreSQL (campo <text:span text:style-name="Source_20_Text">XML</text:span>), Oracle (campo <text:span text:style-name="Source_20_Text">XMLType</text:span>).</text:p>
                </text:list-item>
              </text:list>
            </text:list-item>
            <text:list-item>
              <text:p text:style-name="P2"><text:span text:style-name="Strong_20_Emphasis">Conversión o manipulación:</text:span></text:p>
              <text:list>
                <text:list-item>
                  <text:p text:style-name="P2">SQL/XML (en SQL Server, PostgreSQL) permite consultas sobre XML almacenado en la base relacional.</text:p>
                </text:list-item>
              </text:list>
            </text:list-item>
          </text:list>
        </text:list-item>
        <text:list-item>
          <text:p text:style-name="P1"><text:span text:style-name="Strong_20_Emphasis">Bases de datos orientadas a objetos (OODBMS)</text:span></text:p>
          <text:list>
            <text:list-item>
              <text:p text:style-name="P2"><text:span text:style-name="Strong_20_Emphasis">Almacenamiento de objetos:</text:span></text:p>
              <text:list>
                <text:list-item>
                  <text:p text:style-name="P2"><text:span text:style-name="Strong_20_Emphasis">Tecnología: OODBMS nativa</text:span>. Soporte directo para la persistencia de objetos sin necesidad de mapeo relacional.</text:p>
                </text:list-item>
                <text:list-item>
                  <text:p text:style-name="P2">Ejemplos: db4o, ObjectDB, Versant.</text:p>
                </text:list-item>
              </text:list>
            </text:list-item>
            <text:list-item>
              <text:p text:style-name="P2"><text:span text:style-name="Strong_20_Emphasis">Almacenamiento de XML:</text:span></text:p>
              <text:list>
                <text:list-item>
                  <text:p text:style-name="P2"><text:span text:style-name="Strong_20_Emphasis">Tecnología: Serialización de objetos</text:span>. Los objetos XML pueden ser almacenados como documentos serializados dentro de objetos complejos.</text:p>
                </text:list-item>
                <text:list-item>
                  <text:p text:style-name="P2">Ejemplo: Los objetos pueden contener XML serializado como atributo.</text:p>
                </text:list-item>
              </text:list>
            </text:list-item>
            <text:list-item>
              <text:p text:style-name="P2"><text:span text:style-name="Strong_20_Emphasis">Manipulación de objetos XML:</text:span></text:p>
              <text:list>
                <text:list-item>
                  <text:p text:style-name="P2">Los XML almacenados pueden deserializarse dentro de las estructuras de objetos cuando sea necesario.</text:p>
                </text:list-item>
              </text:list>
            </text:list-item>
          </text:list>
        </text:list-item>
        <text:list-item>
          <text:p text:style-name="P1"><text:span text:style-name="Strong_20_Emphasis">Bases de datos objeto-relacionales (ORDBMS)</text:span></text:p>
          <text:list>
            <text:list-item>
              <text:p text:style-name="P2"><text:span text:style-name="Strong_20_Emphasis">Almacenamiento de objetos:</text:span></text:p>
              <text:list>
                <text:list-item>
                  <text:p text:style-name="P2"><text:span text:style-name="Strong_20_Emphasis">Tecnología: Extensiones objeto-relacionales</text:span>. Permiten la creación de tipos definidos por el usuario (UDTs) para mapear objetos más complejos.</text:p>
                </text:list-item>
                <text:list-item>
                  <text:p text:style-name="P2">Ejemplos: PostgreSQL (UDT y herencia), Oracle (Object Types).</text:p>
                </text:list-item>
              </text:list>
            </text:list-item>
            <text:list-item>
              <text:p text:style-name="P2"><text:span text:style-name="Strong_20_Emphasis">Almacenamiento de XML:</text:span></text:p>
              <text:list>
                <text:list-item>
                  <text:p text:style-name="P2"><text:span text:style-name="Strong_20_Emphasis">Tecnología: XMLType</text:span> (Oracle) o <text:span text:style-name="Source_20_Text">XML</text:span> (PostgreSQL).</text:p>
                </text:list-item>
                <text:list-item>
                  <text:p text:style-name="P2">Posibilidad de almacenar y consultar XML como tipos nativos o como UDT (en el caso de bases OR).</text:p>
                </text:list-item>
              </text:list>
            </text:list-item>
            <text:list-item>
              <text:p text:style-name="P2"><text:span text:style-name="Strong_20_Emphasis">Manipulación:</text:span></text:p>
              <text:list>
                <text:list-item>
                  <text:p text:style-name="P2">Soporte para consultas en XML mediante SQL/XML o XPath/XQuery.</text:p>
                </text:list-item>
                <text:list-item>
                  <text:p text:style-name="P2">Los UDTs permiten manipular objetos como si fueran estructuras de datos propias del sistema.</text:p>
                </text:list-item>
              </text:list>
            </text:list-item>
          </text:list>
        </text:list-item>
        <text:list-item>
          <text:p text:style-name="P1"><text:span text:style-name="Strong_20_Emphasis">Bases de datos XML nativas (XML DBMS)</text:span></text:p>
          <text:list>
            <text:list-item>
              <text:p text:style-name="P2"><text:span text:style-name="Strong_20_Emphasis">Almacenamiento de objetos:</text:span></text:p>
              <text:list>
                <text:list-item>
                  <text:p text:style-name="P2"><text:soft-page-break/><text:span text:style-name="Strong_20_Emphasis">Tecnología: Representación de objetos como XML</text:span>. Los objetos pueden serializarse en formato XML para ser almacenados directamente en la base de datos.</text:p>
                </text:list-item>
                <text:list-item>
                  <text:p text:style-name="P2">Ejemplo: Tamino, BaseX.</text:p>
                </text:list-item>
              </text:list>
            </text:list-item>
            <text:list-item>
              <text:p text:style-name="P2"><text:span text:style-name="Strong_20_Emphasis">Almacenamiento de XML:</text:span></text:p>
              <text:list>
                <text:list-item>
                  <text:p text:style-name="P2"><text:span text:style-name="Strong_20_Emphasis">Tecnología: Soporte nativo de documentos XML</text:span>. Diseñadas específicamente para almacenar, indexar y consultar documentos XML.</text:p>
                </text:list-item>
                <text:list-item>
                  <text:p text:style-name="P2">Ejemplos: MarkLogic, eXistDB, BaseX.</text:p>
                </text:list-item>
              </text:list>
            </text:list-item>
            <text:list-item>
              <text:p text:style-name="P2"><text:span text:style-name="Strong_20_Emphasis">Manipulación de XML:</text:span></text:p>
              <text:list>
                <text:list-item>
                  <text:p text:style-name="P2">Usan XPath, XQuery y XSLT para consultar y manipular documentos XML.</text:p>
                </text:list-item>
                <text:list-item>
                  <text:p text:style-name="P1">Capacidad avanzada de consultas jerárquicas y estructuradas de XML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4:49:19.157000000</meta:creation-date>
    <dc:date>2024-10-03T14:52:29.899000000</dc:date>
    <meta:editing-duration>PT3M11S</meta:editing-duration>
    <meta:editing-cycles>1</meta:editing-cycles>
    <meta:document-statistic meta:table-count="0" meta:image-count="0" meta:object-count="0" meta:page-count="2" meta:paragraph-count="39" meta:word-count="364" meta:character-count="2388" meta:non-whitespace-character-count="2101"/>
    <meta:generator>LibreOffice/24.2.3.2$Windows_X86_64 LibreOffice_project/433d9c2ded56988e8a90e6b2e771ee4e6a5ab2ba</meta:generator>
  </office:meta>
</office:document-meta>
</file>